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g</text:p>
          </table:table-cell>
          <table:table-cell table:style-name="ce1" office:value-type="string" calcext:value-type="string">
            <text:p>v1.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scenari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uracion partid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olision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utos</text:p>
          </table:table-cell>
          <table:table-cell office:value-type="string" calcext:value-type="string">
            <text:p>Mover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Turbo (nitro)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One jum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ouble jum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lip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paros</text:p>
          </table:table-cell>
          <table:table-cell office:value-type="string" calcext:value-type="string">
            <text:p>Flip sh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Red sh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Purple sh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Gold sh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terfaz</text:p>
          </table:table-cell>
          <table:table-cell office:value-type="string" calcext:value-type="string">
            <text:p>Mensajes de voz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onido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Music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Ver gol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Ver tiempo restan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istinguir jugador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Barra de nitr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Animacion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 office:value-type="string" calcext:value-type="string">
            <text:p>Multijugado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Multiples partida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peticiones</text:p>
          </table:table-cell>
          <table:table-cell office:value-type="string" calcext:value-type="string">
            <text:p>Mostrar repetic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Manejo de partida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cumentacion</text:p>
          </table:table-cell>
          <table:table-cell office:value-type="string" calcext:value-type="string">
            <text:p>Manual de usuari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Manual del proyect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ocumentacion tecnic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Archivo de configurac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Instalado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Memori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Valgrin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La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Estabilidad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6:45:21.489115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7:03:18.841992580</meta:creation-date>
    <dc:date>2022-11-28T16:46:35.450217575</dc:date>
    <meta:editing-duration>PT15M16S</meta:editing-duration>
    <meta:editing-cycles>3</meta:editing-cycles>
    <meta:generator>LibreOffice/7.0.4.2$Linux_X86_64 LibreOffice_project/00$Build-2</meta:generator>
    <meta:document-statistic meta:table-count="1" meta:cell-count="82" meta:object-count="0"/>
  </office:meta>
</office:document-meta>
</file>